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ad10" officeooo:paragraph-rsid="000dad10"/>
    </style:style>
    <style:style style:name="P2" style:family="paragraph" style:parent-style-name="Standard" style:list-style-name="L1">
      <style:text-properties officeooo:rsid="000dad10" officeooo:paragraph-rsid="000dad10"/>
    </style:style>
    <style:style style:name="P3" style:family="paragraph" style:parent-style-name="Standard" style:list-style-name="L1">
      <style:text-properties officeooo:rsid="0010e216" officeooo:paragraph-rsid="0010e216"/>
    </style:style>
    <style:style style:name="P4" style:family="paragraph" style:parent-style-name="Standard" style:list-style-name="L1">
      <style:text-properties officeooo:rsid="0010e216" officeooo:paragraph-rsid="00128653"/>
    </style:style>
    <style:style style:name="P5" style:family="paragraph" style:parent-style-name="Standard" style:list-style-name="L1">
      <style:text-properties officeooo:rsid="0010e216" officeooo:paragraph-rsid="00140e21"/>
    </style:style>
    <style:style style:name="P6" style:family="paragraph" style:parent-style-name="Standard" style:list-style-name="L1">
      <style:text-properties officeooo:rsid="00144535" officeooo:paragraph-rsid="00140e21"/>
    </style:style>
    <style:style style:name="P7" style:family="paragraph" style:parent-style-name="Standard" style:list-style-name="L1">
      <style:text-properties officeooo:rsid="00144535" officeooo:paragraph-rsid="00144535"/>
    </style:style>
    <style:style style:name="P8" style:family="paragraph" style:parent-style-name="Standard" style:list-style-name="L1">
      <style:text-properties officeooo:rsid="0014f39b" officeooo:paragraph-rsid="0014f39b"/>
    </style:style>
    <style:style style:name="P9" style:family="paragraph" style:parent-style-name="Standard" style:list-style-name="L1">
      <style:text-properties officeooo:rsid="001e179c" officeooo:paragraph-rsid="001e179c"/>
    </style:style>
    <style:style style:name="T1" style:family="text">
      <style:text-properties officeooo:rsid="000dde01"/>
    </style:style>
    <style:style style:name="T2" style:family="text">
      <style:text-properties officeooo:rsid="000f34dd"/>
    </style:style>
    <style:style style:name="T3" style:family="text">
      <style:text-properties fo:font-style="italic" officeooo:rsid="000f34dd" style:font-style-asian="italic" style:font-style-complex="italic"/>
    </style:style>
    <style:style style:name="T4" style:family="text">
      <style:text-properties officeooo:rsid="00167df6"/>
    </style:style>
    <style:style style:name="T5" style:family="text">
      <style:text-properties officeooo:rsid="00128653"/>
    </style:style>
    <style:style style:name="T6" style:family="text">
      <style:text-properties fo:font-style="italic" officeooo:rsid="00128653" style:font-style-asian="italic" style:font-style-complex="italic"/>
    </style:style>
    <style:style style:name="T7" style:family="text">
      <style:text-properties officeooo:rsid="00140e21"/>
    </style:style>
    <style:style style:name="T8" style:family="text">
      <style:text-properties officeooo:rsid="00175da7"/>
    </style:style>
    <style:style style:name="T9" style:family="text">
      <style:text-properties officeooo:rsid="001c240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6af3"/>
    </style:style>
    <style:style style:name="T12" style:family="text">
      <style:text-properties officeooo:rsid="0014f39b"/>
    </style:style>
    <style:style style:name="T13" style:family="text">
      <style:text-properties fo:font-style="italic" officeooo:rsid="0014f39b" style:font-style-asian="italic" style:font-style-complex="italic"/>
    </style:style>
    <style:style style:name="T14" style:family="text">
      <style:text-properties officeooo:rsid="001603d9"/>
    </style:style>
    <style:style style:name="T15" style:family="text">
      <style:text-properties officeooo:rsid="001ae763"/>
    </style:style>
    <style:style style:name="T16" style:family="text">
      <style:text-properties officeooo:rsid="001fabbf"/>
    </style:style>
    <style:style style:name="T17" style:family="text">
      <style:text-properties fo:font-style="italic" officeooo:rsid="002109f8" style:font-style-asian="italic" style:font-style-complex="italic"/>
    </style:style>
    <style:style style:name="T18" style:family="text">
      <style:text-properties officeooo:rsid="001eeef0"/>
    </style:style>
    <style:style style:name="T19" style:family="text">
      <style:text-properties fo:font-style="italic" officeooo:rsid="001eeef0" style:font-style-asian="italic" style:font-style-complex="italic"/>
    </style:style>
    <style:style style:name="T20" style:family="text">
      <style:text-properties officeooo:rsid="001fa287"/>
    </style:style>
    <style:style style:name="T21" style:family="text">
      <style:text-properties officeooo:rsid="002109f8"/>
    </style:style>
    <style:style style:name="T22" style:family="text">
      <style:text-properties fo:font-style="italic" officeooo:rsid="001fa287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s enlazadas genéricas <text:s/>en C++</text:p>
      <text:p text:style-name="P1"/>
      <text:p text:style-name="P1">Entre a la carpeta del proyecto:</text:p>
      <text:list text:style-name="L1">
        <text:list-item>
          <text:p text:style-name="P2">Busque el archi<text:span text:style-name="T1">v</text:span>o *.<text:span text:style-name="T1">cbp, </text:span><text:span text:style-name="T2">clik derecho <text:s/>Abrir con: </text:span><text:span text:style-name="T3">CodebBloks</text:span><text:span text:style-name="T2">, </text:span><text:span text:style-name="T4">y se </text:span><text:span text:style-name="T2"><text:s/>mostrar</text:span><text:span text:style-name="T4">a</text:span><text:span text:style-name="T2"> el proyecto,</text:span></text:p>
        </text:list-item>
        <text:list-item>
          <text:p text:style-name="P3">Al lado izquierdo aparece el arbol de proyectos</text:p>
        </text:list-item>
        <text:list-item>
          <text:p text:style-name="P4"><text:span text:style-name="T5">D</text:span>ebajo del proyecto <text:span text:style-name="T5">hay </text:span>dos carpetas/paquetes: <text:span text:style-name="T6">Sources</text:span><text:span text:style-name="T5"> y </text:span><text:span text:style-name="T6">Headers</text:span></text:p>
        </text:list-item>
        <text:list-item>
          <text:p text:style-name="P5"><text:span text:style-name="T5">Si presiona en la pestaña de </text:span><text:span text:style-name="T6">Headers </text:span><text:span text:style-name="T5">aparece archivos </text:span><text:span text:style-name="T6">*.h</text:span><text:span text:style-name="T5"> </text:span><text:span text:style-name="T7">que son la implementación de las clases </text:span><text:span text:style-name="T8">con sus respectivos</text:span><text:span text:style-name="T7"> atributos, construc</text:span><text:span text:style-name="T9">tores</text:span><text:span text:style-name="T7">, destructores y la declaración de métodos de dicha clase.</text:span></text:p>
        </text:list-item>
        <text:list-item>
          <text:p text:style-name="P6">En <text:span text:style-name="T10">Sources</text:span> esta la implementación <text:span text:style-name="T11">cpp</text:span> <text:span text:style-name="T11">de los métodos </text:span>de las clases anteriores</text:p>
        </text:list-item>
        <text:list-item>
          <text:p text:style-name="P7">Importante, aquí aparece el file Main.cpp, estando <text:span text:style-name="T12">aquí, haga click </text:span>barra de <text:span text:style-name="T12">menú</text:span> <text:span text:style-name="T10">Build &gt; Bui</text:span><text:span text:style-name="T13">l</text:span><text:span text:style-name="T10">d and run</text:span> <text:span text:style-name="T14">(compilar y ejecutar)</text:span>. <text:span text:style-name="T12">Luego e mostrara la ventana de resultados .</text:span></text:p>
        </text:list-item>
        <text:list-item>
          <text:p text:style-name="P8">Analice código lu<text:span text:style-name="T14">e</text:span>go <text:span text:style-name="T15">y vea</text:span><text:span text:style-name="T14"> los resultados </text:span><text:span text:style-name="T15">analizando todos y cada una de las clases del proyecto.</text:span></text:p>
        </text:list-item>
        <text:list-item>
          <text:p text:style-name="P9">Por ultimo. <text:span text:style-name="T16">Los programas se pueden utilizar en </text:span>SO <text:span text:style-name="T10">Linux Ubunt</text:span><text:span text:style-name="T17">u</text:span><text:span text:style-name="T10"> 24.04</text:span> <text:span text:style-name="T18">y si utilizan </text:span><text:span text:style-name="T19">Windows 11</text:span><text:span text:style-name="T18"> </text:span><text:span text:style-name="T20">simplemente quiten el comentario de los files de cabecera y </text:span><text:span text:style-name="T21">l</text:span><text:span text:style-name="T20">a instr</text:span><text:span text:style-name="T21">u</text:span><text:span text:style-name="T20">cción </text:span><text:span text:style-name="T22">System(“pause”)</text:span><text:span text:style-name="T20">.</text:span><text:span text:style-name="T18"> <text:s/></text:span><text:s/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1:10:04.766023785</meta:creation-date>
    <meta:generator>LibreOffice/26.2.2.2$Linux_X86_64 LibreOffice_project/620$Build-2</meta:generator>
    <dc:date>2026-04-24T16:38:22.692323418</dc:date>
    <meta:editing-duration>PT41M10S</meta:editing-duration>
    <meta:editing-cycles>22</meta:editing-cycles>
    <meta:document-statistic meta:table-count="0" meta:image-count="0" meta:object-count="0" meta:page-count="1" meta:paragraph-count="10" meta:word-count="170" meta:character-count="1007" meta:non-whitespace-character-count="849"/>
  </office:meta>
</office:document-meta>
</file>